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ularExpression.setPattern( String new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matches( String target , int start , int end , Match match )</text:p>
          </table:table-cell>
          <table:table-cell office:value-type="float" office:value="43">
            <text:p text:style-name="Table_20_Contents">43</text:p>
          </table:table-cell>
          <table:table-cell office:value-type="float" office:value="45">
            <text:p text:style-name="Table_20_Contents">45</text:p>
          </table:table-cell>
          <table:table-cell office:value-type="float" office:value="135">
            <text:p text:style-name="Table_20_Contents">135</text:p>
          </table:table-cell>
        </table:table-row>
        <table:table-row>
          <table:table-cell office:value-type="string">
            <text:p text:style-name="Table_20_Contents">RegularExpression.matches( CharacterIterator target , Match match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45">
            <text:p text:style-name="Table_20_Contents">45</text:p>
          </table:table-cell>
          <table:table-cell office:value-type="float" office:value="130">
            <text:p text:style-name="Table_20_Contents">130</text:p>
          </table:table-cell>
        </table:table-row>
        <table:table-row>
          <table:table-cell office:value-type="string">
            <text:p text:style-name="Table_20_Contents">RegularExpression.matches( CharacterIterator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isWordChar( int c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gularExpression.matches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matches( char [ ] target , int start , int end , Match match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45">
            <text:p text:style-name="Table_20_Contents">45</text:p>
          </table:table-cell>
          <table:table-cell office:value-type="float" office:value="128">
            <text:p text:style-name="Table_20_Contents">128</text:p>
          </table:table-cell>
        </table:table-row>
        <table:table-row>
          <table:table-cell office:value-type="string">
            <text:p text:style-name="Table_20_Contents">RegularExpression.prepare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1">
            <text:p text:style-name="Table_20_Contents">2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RegularExpression.getPreviousWordType( CharacterIterator target , int begin , int end , int offset , int op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ularExpression.isSet( int options , int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compile( Token to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ularExpression.getNumberOf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regionMatchesIgnoreCase( CharacterIterator target , int offset , int limit , int offset2 , int partl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gularExpression.matchIgnoreCase( int chardata , int 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ularExpression.regionMatchesIgnoreCase( String text , int offset , int limit , String part , int part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matches( char [ ]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getWordType0( char ch , int opts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egularExpression.matches( String target , Match 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regionMatches( String text , int offset , int limit , String part , int part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ularExpression.getPreviousWordType( char [ ] target , int begin , int end , int offset , int op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ularExpression.regionMatches( CharacterIterator target , int offset , int limit , int offset2 , int partl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xt.reset( char [ ] target , int start , int limit , int nofclos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.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ularExpression.matches( char [ ] target ,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matchCharArray( Context con , Op op , int offset , int dx , int opts )</text:p>
          </table:table-cell>
          <table:table-cell office:value-type="float" office:value="171">
            <text:p text:style-name="Table_20_Contents">171</text:p>
          </table:table-cell>
          <table:table-cell office:value-type="float" office:value="267">
            <text:p text:style-name="Table_20_Contents">267</text:p>
          </table:table-cell>
          <table:table-cell office:value-type="float" office:value="379">
            <text:p text:style-name="Table_20_Contents">379</text:p>
          </table:table-cell>
        </table:table-row>
        <table:table-row>
          <table:table-cell office:value-type="string">
            <text:p text:style-name="Table_20_Contents">Context.reset( String target , int start , int limit , int nofclos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ularExpression.isEOLChar( int 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ularExpression.matches( String target ,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regionMatchesIgnoreCase( String text , int offset , int limit , int offset2 , int part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ularExpression.regionMatches( char [ ] target , int offset , int limit , String part , int partl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ularExpression.equals( String pattern ,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getWordType( CharacterIterator target , int begin , int end , int offset , int op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ularExpression.getWordType( char [ ] target , int begin , int end , int offset , int op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ularExpression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ularExpression.regionMatchesIgnoreCase( CharacterIterator target , int offset , int limit , String part , int partl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gularExpression.regionMatches( String text , int offset , int limit , int offset2 , int part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ularExpression.getPreviousWordType( String target , int begin , int end , int offset , int op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ularExpression.regionMatchesIgnoreCase( char [ ] target , int offset , int limit , int offset2 , int partl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gularExpression.setPattern( String newPattern , String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regionMatches( char [ ] target , int offset , int limit , int offset2 , int partl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ularExpression.RegularExpression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matchString( Context con , Op op , int offset , int dx , int opts )</text:p>
          </table:table-cell>
          <table:table-cell office:value-type="float" office:value="171">
            <text:p text:style-name="Table_20_Contents">171</text:p>
          </table:table-cell>
          <table:table-cell office:value-type="float" office:value="267">
            <text:p text:style-name="Table_20_Contents">267</text:p>
          </table:table-cell>
          <table:table-cell office:value-type="float" office:value="379">
            <text:p text:style-name="Table_20_Contents">379</text:p>
          </table:table-cell>
        </table:table-row>
        <table:table-row>
          <table:table-cell office:value-type="string">
            <text:p text:style-name="Table_20_Contents">RegularExpression.compile( Token tok , Op next , boolean reverse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33">
            <text:p text:style-name="Table_20_Contents">33</text:p>
          </table:table-cell>
          <table:table-cell office:value-type="float" office:value="138">
            <text:p text:style-name="Table_20_Contents">138</text:p>
          </table:table-cell>
        </table:table-row>
        <table:table-row>
          <table:table-cell office:value-type="string">
            <text:p text:style-name="Table_20_Contents">RegularExpression.matches( char [ ] target , Match 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setPattern( String newPattern ,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ularExpression.RegularExpression( String regex , Token tok , int parens , boolean hasBackReferences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ularExpression.matchCharacterIterator( Context con , Op op , int offset , int dx , int opts )</text:p>
          </table:table-cell>
          <table:table-cell office:value-type="float" office:value="171">
            <text:p text:style-name="Table_20_Contents">171</text:p>
          </table:table-cell>
          <table:table-cell office:value-type="float" office:value="267">
            <text:p text:style-name="Table_20_Contents">267</text:p>
          </table:table-cell>
          <table:table-cell office:value-type="float" office:value="379">
            <text:p text:style-name="Table_20_Contents">379</text:p>
          </table:table-cell>
        </table:table-row>
        <table:table-row>
          <table:table-cell office:value-type="string">
            <text:p text:style-name="Table_20_Contents">RegularExpression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RegularExpression( String regex , String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ular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reset( CharacterIterator target , int start , int limit , int nofclos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ularExpression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resetCommon( int nofclosu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ularExpression.regionMatchesIgnoreCase( char [ ] target , int offset , int limit , String part , int partl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gularExpression.regionMatches( CharacterIterator target , int offset , int limit , String part , int partl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ularExpression.getWordType( String target , int begin , int end , int offset , int op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